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5ef8" officeooo:paragraph-rsid="00015ef8"/>
    </style:style>
    <style:style style:name="P2" style:family="paragraph" style:parent-style-name="Standard">
      <style:text-properties officeooo:rsid="00045772" officeooo:paragraph-rsid="00045772"/>
    </style:style>
    <style:style style:name="P3" style:family="paragraph" style:parent-style-name="Standard">
      <style:text-properties officeooo:rsid="00055802" officeooo:paragraph-rsid="00055802"/>
    </style:style>
    <style:style style:name="P4" style:family="paragraph" style:parent-style-name="Standard">
      <style:text-properties officeooo:rsid="00055a2a" officeooo:paragraph-rsid="00055a2a"/>
    </style:style>
    <style:style style:name="P5" style:family="paragraph" style:parent-style-name="Standard">
      <style:text-properties officeooo:rsid="0008f644" officeooo:paragraph-rsid="0008f644"/>
    </style:style>
    <style:style style:name="P6" style:family="paragraph" style:parent-style-name="Standard">
      <style:text-properties officeooo:rsid="000aa277" officeooo:paragraph-rsid="000aa277"/>
    </style:style>
    <style:style style:name="T1" style:family="text">
      <style:text-properties officeooo:rsid="0002a13e"/>
    </style:style>
    <style:style style:name="T2" style:family="text">
      <style:text-properties officeooo:rsid="00055802"/>
    </style:style>
    <style:style style:name="T3" style:family="text">
      <style:text-properties officeooo:rsid="00055a2a"/>
    </style:style>
    <style:style style:name="T4" style:family="text">
      <style:text-properties officeooo:rsid="00072d23"/>
    </style:style>
    <style:style style:name="T5" style:family="text">
      <style:text-properties officeooo:rsid="0008f6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1">IN this project we designed and built a robot that can draw. Inspired my Hugo cabret, we decided to use a 5-degree of freedom arm, capapble of writing on a whiteboard. The reason we chose to do this is to demonstrate our skills in both cad modeling, rapid prototyping, and C++ coding. Our goal for this task is for the robot arm (Hugo) <text:span text:style-name="T1">to draw a circle and fill it in using a dry erase marker.</text:span></text:p>
      <text:p text:style-name="P1"/>
      <text:p text:style-name="P2">Design Process</text:p>
      <text:p text:style-name="P2"/>
      <text:p text:style-name="P2">The first step of the design was to determine how many degrees of freedom the arm was going to have. We had a minimum of 3 degrees of freedom, and we decided to mimic our arm off of a human arm, which means 5 degrees of freedom. The next step was designing the arm itself. A large part of this was designing the system which transferred the motion of the servos to the actual arm istelf. One bar l<text:span text:style-name="T2">inkage allowed one of the servos to be moved closer to the shoulder, meaning that there was less weight on the arm, and therefore less torque the servos were required to use.</text:span></text:p>
      <text:p text:style-name="P2"/>
      <text:p text:style-name="P3">Other design considerations also surrounded weight. For most of the hinges, we used finishing nails instead of bearing, because the weight was much, much lower, and the increase in friction was not noticeable enough to become a problem. </text:p>
      <text:p text:style-name="P3"/>
      <text:p text:style-name="P3">In addition, the structural parts of arm were designed to as thin as possible whiel retaining strength. This meanst the arm was incredibly thin. However, <text:span text:style-name="T3">it will still have the required regidity.</text:span></text:p>
      <text:p text:style-name="P3"/>
      <text:p text:style-name="P5">In addition, as the parts were 3-D printed, I designed in such a way to reduce the ammount of supports required for the prints. This included giving the base eight arches, which caused ti to not need supports, and the pen holder also uses archs, reducing the amount of supports required.</text:p>
      <text:p text:style-name="P3"/>
      <text:p text:style-name="P4">As for the coding, we are using a program designed by James Rogers, which analized images and creates a file which creates a series of xy coordinates allowing for a path to be drawn, drawing the image. This array of x-y coordinates will then be fed into the control program of the arm, allowing it to move the end effector (a dry erase marker) in the idncated path, drawing the image.</text:p>
      <text:p text:style-name="P4"/>
      <text:p text:style-name="P4">Implementation</text:p>
      <text:p text:style-name="P4"/>
      <text:p text:style-name="P4">There were several different iterations of the robotic arm, as the design philosophy changed. The first design was way to large, and was way to heavy for the servos to use. <text:span text:style-name="T4">The later designs gradually slimmed </text:span><text:span text:style-name="T5">the design down, until it became extremely lightweight. </text:span></text:p>
      <text:p text:style-name="P4"/>
      <text:p text:style-name="P6">The code itself was more strightforward, although it was more xomplex to actually write. We designed the code such that we could copy and paste an arrya of x-y coordinates</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1T13:42:48.585000000</meta:creation-date>
    <dc:date>2025-04-01T16:06:31.746000000</dc:date>
    <meta:editing-duration>PT40M32S</meta:editing-duration>
    <meta:editing-cycles>1</meta:editing-cycles>
    <meta:document-statistic meta:table-count="0" meta:image-count="0" meta:object-count="0" meta:page-count="1" meta:paragraph-count="11" meta:word-count="456" meta:character-count="2543" meta:non-whitespace-character-count="2096"/>
    <meta:generator>LibreOffice/7.2.5.2$Windows_X86_64 LibreOffice_project/499f9727c189e6ef3471021d6132d4c694f357e5</meta:generator>
  </office:meta>
</office:document-meta>
</file>